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1.2563in"/>
    </style:style>
    <style:style style:name="co24" style:family="table-column">
      <style:table-column-properties fo:break-before="auto" style:column-width="0.8626in"/>
    </style:style>
    <style:style style:name="co2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52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0.7972in"/>
    </style:style>
    <style:style style:name="co12" style:family="table-column">
      <style:table-column-properties fo:break-before="auto" style:column-width="0.961in"/>
    </style:style>
    <style:style style:name="co13" style:family="table-column">
      <style:table-column-properties fo:break-before="auto" style:column-width="0.6882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0.9957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0.8736in"/>
    </style:style>
    <style:style style:name="co18" style:family="table-column">
      <style:table-column-properties fo:break-before="auto" style:column-width="0.5783in"/>
    </style:style>
    <style:style style:name="co19" style:family="table-column">
      <style:table-column-properties fo:break-before="auto" style:column-width="0.8957in"/>
    </style:style>
    <style:style style:name="co20" style:family="table-column">
      <style:table-column-properties fo:break-before="auto" style:column-width="0.8299in"/>
    </style:style>
    <style:style style:name="co22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1.0047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 fo:border="none"/>
      <style:text-properties fo:hyphenate="true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  <style:text-properties style:use-window-font-color="true" fo:hyphenate="true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/>
    </style:style>
    <style:style style:name="ce9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fo:hyphenate="true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hyphenate="true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61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hyphenate="true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" style:family="table-cell" style:parent-style-name="Default">
      <style:table-cell-properties fo:wrap-option="wrap"/>
      <style:text-properties fo:hyphenate="true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hyphenate="true"/>
    </style:style>
    <style:style style:name="ce18" style:family="table-cell" style:parent-style-name="Default">
      <style:table-cell-properties fo:background-color="transparent" fo:wrap-option="wrap"/>
      <style:text-properties fo:hyphenate="tru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0"/>
    <style:style style:name="ce21" style:family="table-cell" style:parent-style-name="Default" style:data-style-name="N1">
      <style:table-cell-properties fo:background-color="transparent" fo:wrap-option="wrap" fo:border="none"/>
      <style:text-properties style:use-window-font-color="true" fo:hyphenate="true"/>
    </style:style>
    <style:style style:name="ce22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23" style:family="table-cell" style:parent-style-name="Default" style:data-style-name="N0">
      <style:table-cell-properties fo:background-color="transparent" fo:wrap-option="wrap" fo:border="none"/>
      <style:text-properties fo:font-style="italic" fo:font-weight="normal" style:font-style-asian="italic" style:font-weight-asian="normal" style:font-style-complex="italic" style:font-weight-complex="normal" fo:hyphenate="true"/>
    </style:style>
    <style:style style:name="ce24" style:family="table-cell" style:parent-style-name="Default" style:data-style-name="N0">
      <style:table-cell-properties fo:background-color="transparent" fo:border="none"/>
      <style:text-properties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3">
      <style:table-cell-properties fo:background-color="transparent" fo:wrap-option="wrap" fo:border="none"/>
      <style:text-properties fo:font-style="italic" style:font-style-asian="italic" style:font-style-complex="italic" fo:hyphenate="true"/>
    </style:style>
    <style:style style:name="ce26" style:family="table-cell" style:parent-style-name="Default" style:data-style-name="N3">
      <style:table-cell-properties fo:background-color="transparent" fo:border="none"/>
      <style:text-properties fo:font-style="italic" style:font-style-asian="italic" style:font-style-complex="italic"/>
    </style:style>
    <style:style style:name="ce27" style:family="table-cell" style:parent-style-name="Default" style:data-style-name="N123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 fo:hyphenate="true"/>
    </style:style>
    <style:style style:name="ce28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hyphenate="true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1" style:family="table-cell" style:parent-style-name="Default" style:data-style-name="N123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tyle="italic" style:font-style-asian="italic" style:font-style-complex="italic" fo:hyphenate="true"/>
    </style:style>
    <style:style style:name="ce3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33" style:family="table-cell" style:parent-style-name="Default" style:data-style-name="N60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 fo:hyphenate="true"/>
    </style:style>
    <style:style style:name="ce34" style:family="table-cell" style:parent-style-name="Default" style:data-style-name="N60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60"/>
    <style:style style:name="ce36" style:family="table-cell" style:parent-style-name="Default" style:data-style-name="N3">
      <style:table-cell-properties fo:background-color="transparent" fo:border="none"/>
      <style:text-properties style:use-window-font-color="true"/>
    </style:style>
    <style:style style:name="ce37" style:family="table-cell" style:parent-style-name="Default" style:data-style-name="N3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hyphenate="true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9" style:family="table-cell" style:parent-style-name="Default" style:data-style-name="N123">
      <style:table-cell-properties fo:background-color="transparent" fo:wrap-option="wrap" fo:border="none"/>
      <style:text-properties fo:hyphenate="true"/>
    </style:style>
    <style:style style:name="ce40" style:family="table-cell" style:parent-style-name="Default" style:data-style-name="N123">
      <style:table-cell-properties fo:background-color="transparent" fo:border="none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1">
      <style:table-cell-properties fo:background-color="transparent" fo:border="none"/>
    </style:style>
    <style:style style:name="ce43" style:family="table-cell" style:parent-style-name="Default" style:data-style-name="N123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weight="normal" style:font-weight-asian="normal" style:font-weight-complex="normal" fo:hyphenate="true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202">
      <style:table-cell-properties fo:background-color="transparent" fo:wrap-option="wrap" fo:border="none"/>
      <style:text-properties fo:font-size="10pt" fo:font-weight="normal" style:font-size-asian="10pt" style:font-weight-asian="normal" style:font-size-complex="10pt" style:font-weight-complex="normal" fo:hyphenate="true"/>
    </style:style>
    <style:style style:name="ce46" style:family="table-cell" style:parent-style-name="Default" style:data-style-name="N202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202">
      <style:table-cell-properties style:text-align-source="fix" style:repeat-content="false" fo:background-color="transparent" fo:wrap-option="wrap" fo:border="non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 fo:hyphenate="true"/>
    </style:style>
    <style:style style:name="ce48" style:family="table-cell" style:parent-style-name="Default" style:data-style-name="N202">
      <style:table-cell-properties style:text-align-source="fix" style:repeat-content="false" fo:background-color="transparent" fo:border="none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202">
      <style:table-cell-properties fo:background-color="transparent" fo:wrap-option="wrap" fo:border="none"/>
      <style:text-properties fo:font-weight="normal" style:font-weight-asian="normal" style:font-weight-complex="normal" fo:hyphenate="true"/>
    </style:style>
    <style:style style:name="ce50" style:family="table-cell" style:parent-style-name="Default" style:data-style-name="N202">
      <style:table-cell-properties fo:background-color="transparent" fo:border="none"/>
      <style:text-properties fo:font-weight="normal" style:font-weight-asian="normal" style:font-weight-complex="normal"/>
    </style:style>
    <style:style style:name="ce51" style:family="table-cell" style:parent-style-name="Default" style:data-style-name="N1"/>
    <style:style style:name="ce52" style:family="table-cell" style:parent-style-name="Default">
      <style:text-properties style:font-name-asian="Arial" style:font-size-asian="12pt" style:font-name-complex="Arial" style:font-size-complex="5.65000009536743pt"/>
    </style:style>
    <style:style style:name="ce53" style:family="table-cell" style:parent-style-name="Default" style:data-style-name="N37"/>
    <style:style style:name="ce5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mai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number-columns-repeated="1001" table:default-cell-style-name="Default"/>
        <table:table-column table:style-name="co27" table:default-cell-style-name="Default"/>
        <table:table-row table:style-name="ro4">
          <table:table-cell table:style-name="ce5"/>
          <table:table-cell table:style-name="ce7"/>
          <table:table-cell table:style-name="ce9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3" office:value-type="string" calcext:value-type="string">
            <text:p>Купля / Продажа</text:p>
          </table:table-cell>
          <table:table-cell table:style-name="ce15" office:value-type="string" calcext:value-type="string">
            <text:p>Инструмент</text:p>
          </table:table-cell>
          <table:table-cell table:style-name="ce17" office:value-type="string" calcext:value-type="string">
            <text:p>Лотность</text:p>
          </table:table-cell>
          <table:table-cell table:style-name="ce18" office:value-type="string" calcext:value-type="string">
            <text:p>Количество</text:p>
          </table:table-cell>
          <table:table-cell table:style-name="ce15" office:value-type="string" calcext:value-type="string">
            <text:p>Средняя цена</text:p>
          </table:table-cell>
          <table:table-cell table:style-name="ce21" office:value-type="string" calcext:value-type="string">
            <text:p>Комиссия</text:p>
          </table:table-cell>
          <table:table-cell table:style-name="ce23" office:value-type="string" calcext:value-type="string">
            <text:p>Плечо</text:p>
          </table:table-cell>
          <table:table-cell table:style-name="ce25"/>
          <table:table-cell table:style-name="ce27"/>
          <table:table-cell table:style-name="ce29"/>
          <table:table-cell table:style-name="ce31"/>
          <table:table-cell table:style-name="ce33" office:value-type="string" calcext:value-type="string">
            <text:p>Продолжительность сделки</text:p>
          </table:table-cell>
          <table:table-cell table:style-name="ce9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5"/>
          <table:table-cell table:style-name="ce21" office:value-type="string" calcext:value-type="string">
            <text:p>Комиссия</text:p>
          </table:table-cell>
          <table:table-cell table:style-name="ce37"/>
          <table:table-cell table:style-name="ce39" table:number-columns-repeated="2"/>
          <table:table-cell table:style-name="ce43"/>
          <table:table-cell table:style-name="ce45"/>
          <table:table-cell table:style-name="ce47"/>
          <table:table-cell table:style-name="ce49"/>
          <table:table-cell table:style-name="ce15" table:number-columns-repeated="997"/>
        </table:table-row>
        <table:table-row table:style-name="ro3"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6"/>
          <table:table-cell table:style-name="ce19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10"/>
          <table:table-cell table:style-name="ce12"/>
          <table:table-cell table:style-name="ce20"/>
          <table:table-cell table:style-name="ce36"/>
          <table:table-cell table:style-name="ce38"/>
          <table:table-cell table:style-name="ce40"/>
          <table:table-cell table:style-name="ce42"/>
          <table:table-cell table:style-name="ce44"/>
          <table:table-cell table:style-name="ce46"/>
          <table:table-cell table:style-name="ce48"/>
          <table:table-cell table:style-name="ce50"/>
          <table:table-cell table:style-name="ce51"/>
          <table:table-cell table:style-name="ce52"/>
          <table:table-cell table:number-columns-repeated="995"/>
        </table:table-row>
        <table:table-row table:style-name="ro3" table:number-rows-repeated="18"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6"/>
          <table:table-cell table:style-name="ce19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10"/>
          <table:table-cell table:style-name="ce12"/>
          <table:table-cell table:style-name="ce20"/>
          <table:table-cell table:style-name="ce36"/>
          <table:table-cell table:style-name="ce38"/>
          <table:table-cell table:style-name="ce40"/>
          <table:table-cell table:style-name="ce42"/>
          <table:table-cell table:style-name="ce44"/>
          <table:table-cell table:style-name="ce46"/>
          <table:table-cell table:style-name="ce48"/>
          <table:table-cell table:style-name="ce50"/>
          <table:table-cell table:style-name="ce51"/>
          <table:table-cell table:number-columns-repeated="996"/>
        </table:table-row>
        <table:table-row table:style-name="ro3" table:number-rows-repeated="2"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6"/>
          <table:table-cell table:style-name="ce19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10"/>
          <table:table-cell table:style-name="ce12"/>
          <table:table-cell table:style-name="ce20"/>
          <table:table-cell table:style-name="ce36"/>
          <table:table-cell table:style-name="ce38"/>
          <table:table-cell table:style-name="ce40"/>
          <table:table-cell table:style-name="ce42"/>
          <table:table-cell table:style-name="ce44"/>
          <table:table-cell table:style-name="ce46"/>
          <table:table-cell table:style-name="ce48"/>
          <table:table-cell table:style-name="ce50"/>
          <table:table-cell table:style-name="ce51"/>
          <table:table-cell table:number-columns-repeated="26"/>
          <table:table-cell table:style-name="ce51"/>
          <table:table-cell table:number-columns-repeated="969"/>
        </table:table-row>
        <table:table-row table:style-name="ro3" table:number-rows-repeated="11"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6"/>
          <table:table-cell table:style-name="ce19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10"/>
          <table:table-cell table:style-name="ce12"/>
          <table:table-cell table:style-name="ce20"/>
          <table:table-cell table:style-name="ce36"/>
          <table:table-cell table:style-name="ce38"/>
          <table:table-cell table:style-name="ce40"/>
          <table:table-cell table:style-name="ce42"/>
          <table:table-cell table:style-name="ce44"/>
          <table:table-cell table:style-name="ce46"/>
          <table:table-cell table:style-name="ce48"/>
          <table:table-cell table:style-name="ce50"/>
          <table:table-cell table:style-name="ce51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Номер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Период</text:p>
          </table:table-cell>
          <table:table-cell office:value-type="string" calcext:value-type="string">
            <text:p>Заявка</text:p>
          </table:table-cell>
          <table:table-cell office:value-type="string" calcext:value-type="string">
            <text:p>Инструмент</text:p>
          </table:table-cell>
          <table:table-cell office:value-type="string" calcext:value-type="string">
            <text:p>Операция</text:p>
          </table:table-cell>
          <table:table-cell office:value-type="string" calcext:value-type="string">
            <text:p>Счет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Кол-во</text:p>
          </table:table-cell>
          <table:table-cell office:value-type="string" calcext:value-type="string">
            <text:p>Объем</text:p>
          </table:table-cell>
          <table:table-cell office:value-type="string" calcext:value-type="string">
            <text:p>Комментарий</text:p>
          </table:table-cell>
          <table:table-cell table:number-columns-repeated="5"/>
          <table:table-cell table:style-name="ce35"/>
          <table:table-cell table:number-columns-repeated="9"/>
          <table:table-cell table:style-name="ce51"/>
          <table:table-cell table:number-columns-repeated="996"/>
        </table:table-row>
        <table:table-row table:style-name="ro3"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6"/>
          <table:table-cell table:style-name="ce19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12"/>
        </table:table-row>
        <table:table-row table:style-name="ro3" table:number-rows-repeated="43">
          <table:table-cell table:number-columns-repeated="1024"/>
        </table:table-row>
        <table:table-row table:style-name="ro3">
          <table:table-cell table:number-columns-repeated="12"/>
          <table:table-cell table:style-name="ce79" table:number-columns-repeated="1012"/>
        </table:table-row>
        <table:table-row table:style-name="ro3" table:number-rows-repeated="67">
          <table:table-cell table:number-columns-repeated="1024"/>
        </table:table-row>
        <table:table-row table:style-name="ro3">
          <table:table-cell table:number-columns-repeated="12"/>
          <table:table-cell table:style-name="ce79" table:number-columns-repeated="1012"/>
        </table:table-row>
        <table:table-row table:style-name="ro3" table:number-rows-repeated="150">
          <table:table-cell table:number-columns-repeated="1024"/>
        </table:table-row>
        <table:table-row table:style-name="ro3">
          <table:table-cell table:number-columns-repeated="46"/>
          <table:table-cell table:style-name="ce53"/>
          <table:table-cell table:number-columns-repeated="7"/>
          <table:table-cell table:style-name="ce53"/>
          <table:table-cell table:number-columns-repeated="969"/>
        </table:table-row>
        <table:table-row table:style-name="ro3" table:number-rows-repeated="66">
          <table:table-cell table:number-columns-repeated="1024"/>
        </table:table-row>
        <table:table-row table:style-name="ro3">
          <table:table-cell table:number-columns-repeated="46"/>
          <table:table-cell table:style-name="ce79" table:number-columns-repeated="21"/>
          <table:table-cell table:number-columns-repeated="957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21"/>
          <table:table-cell table:style-name="ce79" table:number-columns-repeated="25"/>
          <table:table-cell table:number-columns-repeated="21"/>
          <table:table-cell table:style-name="ce79" table:number-columns-repeated="957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46"/>
          <table:table-cell table:style-name="ce79" table:number-columns-repeated="21"/>
          <table:table-cell table:number-columns-repeated="95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6"/>
          <table:table-cell table:style-name="ce79" table:number-columns-repeated="21"/>
          <table:table-cell table:number-columns-repeated="95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46"/>
          <table:table-cell table:style-name="ce79" table:number-columns-repeated="21"/>
          <table:table-cell table:number-columns-repeated="95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21"/>
          <table:table-cell table:style-name="ce79" table:number-columns-repeated="25"/>
          <table:table-cell table:number-columns-repeated="21"/>
          <table:table-cell table:style-name="ce79" table:number-columns-repeated="95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1"/>
          <table:table-cell table:style-name="ce79" table:number-columns-repeated="25"/>
          <table:table-cell table:number-columns-repeated="21"/>
          <table:table-cell table:style-name="ce79" table:number-columns-repeated="95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1"/>
          <table:table-cell table:style-name="ce79" table:number-columns-repeated="25"/>
          <table:table-cell table:number-columns-repeated="21"/>
          <table:table-cell table:style-name="ce79" table:number-columns-repeated="957"/>
        </table:table-row>
        <table:table-row table:style-name="ro3" table:number-rows-repeated="32">
          <table:table-cell table:number-columns-repeated="1024"/>
        </table:table-row>
        <table:table-row table:style-name="ro3">
          <table:table-cell table:number-columns-repeated="46"/>
          <table:table-cell table:style-name="ce41" table:number-columns-repeated="12"/>
          <table:table-cell table:style-name="ce54"/>
          <table:table-cell table:style-name="ce41" table:number-columns-repeated="8"/>
          <table:table-cell table:number-columns-repeated="95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46"/>
          <table:table-cell table:style-name="ce79" table:number-columns-repeated="21"/>
          <table:table-cell table:number-columns-repeated="95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21"/>
          <table:table-cell table:style-name="ce41" table:number-columns-repeated="25"/>
          <table:table-cell table:number-columns-repeated="21"/>
          <table:table-cell table:style-name="ce41" table:number-columns-repeated="95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21"/>
          <table:table-cell table:style-name="ce79" table:number-columns-repeated="25"/>
          <table:table-cell table:number-columns-repeated="21"/>
          <table:table-cell table:style-name="ce79" table:number-columns-repeated="957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2"/>
          <table:table-cell table:style-name="ce79" table:number-columns-repeated="1012"/>
        </table:table-row>
        <table:table-row table:style-name="ro3" table:number-rows-repeated="65">
          <table:table-cell table:number-columns-repeated="1024"/>
        </table:table-row>
        <table:table-row table:style-name="ro3">
          <table:table-cell table:number-columns-repeated="13"/>
          <table:table-cell table:style-name="ce7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2"/>
          <table:table-cell table:style-name="ce79" table:number-columns-repeated="1012"/>
        </table:table-row>
      </table:table>
      <table:table table:name="lotness" table:style-name="ta1" table:print="false">
        <table:table-column table:style-name="co23" table:default-cell-style-name="ce108"/>
        <table:table-column table:style-name="co24" table:default-cell-style-name="ce108"/>
        <table:table-row table:style-name="ro2">
          <table:table-cell table:style-name="ce107" office:value-type="string" calcext:value-type="string">
            <text:p>Инструмент</text:p>
          </table:table-cell>
          <table:table-cell table:style-name="ce107" office:value-type="string" calcext:value-type="string">
            <text:p>Размер лота</text:p>
          </table:table-cell>
        </table:table-row>
        <table:table-row table:style-name="ro2">
          <table:table-cell office:value-type="string" calcext:value-type="string">
            <text:p>АбрауДюрс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АСКО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истема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Аэрофлот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Акрон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АЛРОСА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АшинскийМЗ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Аптеки36и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ИНАРК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Арсагера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АстрЭнСб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Авангрд-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Башнефт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Башнефт 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Белуга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БашИнСв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Белон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БурЗолот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БСП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БСП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МКБ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РН-ЗапСиб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ЧКПЗ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евСт-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ЧМК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елеграф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Телеграф-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ЗаводДИОД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ДетскийМир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ДЭК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ДонскЗР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ДонскЗР 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ЕвроЭлтех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ЭЛ5Энер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Электрцин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ЭН+ГРУП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оссети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ДВМП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овкомфлот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 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КОН-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ПРОМ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-сервис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-Тек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ЧеркизГ-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ГЕНЕТИК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ММЦБ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ГМКНорНи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ГТМ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Химпром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РусГидр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Ижсталь2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Ижсталь 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ИНГРАД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ИнтерРАО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ИРКУТ-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iИСКЧ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Славн-ЯНОС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лав-ЯНОС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Куйбазот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уйбазот-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ТНСэКубань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амчатЭ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КамчатЭ ап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КурганГК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урганГК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алужскС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КАМАЗ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М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КосогМЗ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оршГОК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аратНП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аратНПЗ-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КЗКК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КрасОкт-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расОкт-1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расэсб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Красэсб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КСБ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КСБ ап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РСетКубань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КузнецкийБ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ОргСинт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ОргСинт 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Лента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Фармсинтз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ЛУКОЙЛ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Лензолот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Лензол. 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ЛЭСК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РСетиЛЭ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РСетиЛЭ-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ЛСР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Левенгук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МагадЭн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МагадЭн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ММК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егион-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егион-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агнит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МЗ-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МГТС-5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МГТС-4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НСэнМарЭл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ТНСэМаЭл-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МосБиржа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оссЦентр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Россети СК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СетиЦП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РсетСиб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МРСК Ур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РсетВол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РоссЮг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РСетиСЗ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МордЭнСб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+МосЭнерг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РСетиМР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Мостотрест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ечел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Мечел 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ТС-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М.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НПОНаука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ЕФАЗ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КХП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КНХ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КНХ 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ижкамшина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НЛМК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МТП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ТНСэнНН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НСэнНН 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НаукаСвяз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Новатэк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ОГК-2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ОМЗ-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авлАвт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ФосАгро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ИК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олюс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ермьЭнСб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ПермьЭнС-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iПозитив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Приморье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аспадская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К РБК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РДБанк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енессанс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ГС СК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ЭнергияРК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уссНфт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усолов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Росбанк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оснефт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ОСИНТЕР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ГазпРнД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остел -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остел -а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ТНСэнРст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ТНСэнРст-п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РУСАЛ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ИКРУСС-ИНВ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РязЭнСб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амарЭн-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СамарЭн-ап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СаратЭн-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СаратЭн-ап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Сбербанк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Сбербанк-п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Селигдар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ЭсЭфАй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Сегежа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Газпрнефт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ахэнер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амолет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ургнфгз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ургнфгз-п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СПБ Бирж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СтаврЭнСб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СтаврЭнСбп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СОЛЛЕРС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Светофор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амбЭнСб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ТамбЭнСб-п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Татнфт 3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атнфт 3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ГК-1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ТГК-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ТГК-2 ап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ТГК-1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ТНСэнрг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РК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ТРК ап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2">
          <table:table-cell office:value-type="string" calcext:value-type="string">
            <text:p>ТМК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Транснф а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Таттел.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ТЗА ао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ОКС ао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ЮжКузб. ао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АвиастК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ЮУНК ао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Юнипро а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УрКузниц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УралСиб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ЮТэйр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ВолгЭнСб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ВолгЭнСб-п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office:value-type="string" calcext:value-type="string">
            <text:p>Варьеган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Варьеган-п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ВХЗ-ао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ТНСэнВорон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ТНСэнВор-п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ВСМПО-АВСМ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ВыбСудЗ ао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ВыбСудЗ ап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ВТБ ао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ЦМТ ао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ЦМТ ап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iВУШХолднг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ЯТЭК ао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Якутскэнрг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Якутскэн-п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office:value-type="string" calcext:value-type="string">
            <text:p>ТНСэнЯр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ТНСэнЯр-п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ЗИЛ ао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ЗВЕЗДА ао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leverage" table:style-name="ta1" table:print="false">
        <table:table-column table:style-name="co21" table:number-columns-repeated="3" table:default-cell-style-name="Default"/>
        <table:table-row table:style-name="ro2">
          <table:table-cell table:style-name="ce79" office:value-type="string" calcext:value-type="string">
            <text:p>Инструмент</text:p>
          </table:table-cell>
          <table:table-cell table:style-name="ce109" office:value-type="string" calcext:value-type="string">
            <text:p>Купля</text:p>
          </table:table-cell>
          <table:table-cell table:style-name="ce109" office:value-type="string" calcext:value-type="string">
            <text:p>Продажа</text:p>
          </table:table-cell>
        </table:table-row>
        <table:table-row table:style-name="ro2">
          <table:table-cell office:value-type="string" calcext:value-type="string">
            <text:p>+МосЭнерго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iQIW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Позитив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АЛРОСА ао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Аэрофлот</text:p>
          </table:table-cell>
          <table:table-cell table:number-columns-repeated="2"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Башнефт ао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Башнефт ап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БСП ао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ВТБ ао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</table:table-row>
        <table:table-row table:style-name="ro2">
          <table:table-cell office:value-type="string" calcext:value-type="string">
            <text:p>Газпрнефть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ГАЗПРОМ 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ГМКНорНик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ДетскийМир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ИнтерРАОао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ЛСР ао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ЛУКОЙЛ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М.видео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Магнит 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Мечел ао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</table:table-row>
        <table:table-row table:style-name="ro2">
          <table:table-cell office:value-type="string" calcext:value-type="string">
            <text:p>Мечел ап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МКБ ао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ММК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МосБиржа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МТС-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НЛМК ао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Новатэк 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ОГК-2 ао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ПИК ао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Полюс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Распадская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Роснефть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Россети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Ростел -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Ростел -ап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РСетиЦП ао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РУСАЛ 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РусГидро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РуссНфт а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амолет ао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Сбербанк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Сбербанк-п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СевСт-ао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Сегежа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Система 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Совкомфлот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Сургнфгз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Сургнфгз-п</text:p>
          </table:table-cell>
          <table:table-cell table:number-columns-repeated="2" office:value-type="float" office:value="0.43" calcext:value-type="float">
            <text:p>0.43</text:p>
          </table:table-cell>
        </table:table-row>
        <table:table-row table:style-name="ro2">
          <table:table-cell office:value-type="string" calcext:value-type="string">
            <text:p>Татнфт 3ао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Татнфт 3ап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Транснф ап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2">
          <table:table-cell office:value-type="string" calcext:value-type="string">
            <text:p>ФосАгро ао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string" calcext:value-type="string">
            <text:p>ЭЛ5Энер ао</text:p>
          </table:table-cell>
          <table:table-cell table:number-columns-repeated="2"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ЭН+ГРУП ао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2">
          <table:table-cell office:value-type="string" calcext:value-type="string">
            <text:p>Юнипро ао</text:p>
          </table:table-cell>
          <table:table-cell table:number-columns-repeated="2" office:value-type="float" office:value="0.4" calcext:value-type="float">
            <text:p>0.4</text:p>
          </table:table-cell>
        </table:table-row>
      </table:table>
      <table:named-expressions/>
      <table:database-ranges>
        <table:database-range table:name="__Anonymous_Sheet_DB__0" table:target-range-address="main.A50:main.L53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ru" fo:country="R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">
      <number:number number:decimal-places="10" number:min-decimal-places="10" number:min-integer-digits="1"/>
    </number:number-style>
    <number:currency-style style:name="N126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руб.</number:currency-symbol>
    </number:currency-style>
    <number:currency-style style:name="N126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руб.</number:currency-symbol>
      <style:map style:condition="value()&gt;=0" style:apply-style-name="N126P0"/>
    </number:currency-style>
    <number:date-style style:name="N127">
      <number:month number:style="long"/>
      <number:text>.</number:text>
      <number:year number:style="long"/>
    </number:date-style>
    <number:number-style style:name="N13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0" number:min-decimal-places="10" number:min-integer-digits="1" number:grouping="true"/>
    </number:number-style>
    <number:number-style style:name="N134P0" style:volatile="true">
      <number:number number:decimal-places="7" number:min-decimal-places="7" number:min-integer-digits="1" number:grouping="true"/>
    </number:number-style>
    <number:number-style style:name="N134">
      <style:text-properties fo:color="#ff0000"/>
      <number:text>-</number:text>
      <number:number number:decimal-places="7" number:min-decimal-places="7" number:min-integer-digits="1" number:grouping="true"/>
      <style:map style:condition="value()&gt;=0" style:apply-style-name="N134P0"/>
    </number:number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36P0"/>
    </number:currency-style>
    <number:percentage-style style:name="N138P0" style:volatile="true">
      <number:number number:decimal-places="4" number:min-decimal-places="4" number:min-integer-digits="1" number:grouping="true"/>
      <number:text>%</number:text>
    </number:percentage-style>
    <number:percentage-style style:name="N138">
      <style:text-properties fo:color="#ff0000"/>
      <number:text>-</number:text>
      <number:number number:decimal-places="4" number:min-decimal-places="4" number:min-integer-digits="1" number:grouping="true"/>
      <number:text>%</number:text>
      <style:map style:condition="value()&gt;=0" style:apply-style-name="N138P0"/>
    </number:percentage-style>
    <number:number-style style:name="N139">
      <number:number number:decimal-places="8" number:min-decimal-places="8" number:min-integer-digits="1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number number:decimal-places="0" number:min-decimal-places="0" number:min-integer-digits="0"/>
      <number:text>,</number:text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number number:decimal-places="6" number:min-decimal-places="6" number:min-integer-digits="1" number:grouping="true"/>
    </number:number-style>
    <number:number-style style:name="N145P0" style:volatile="true">
      <number:number number:decimal-places="6" number:min-decimal-places="6" number:min-integer-digits="1" number:grouping="true"/>
    </number:number-style>
    <number:number-style style:name="N145">
      <number:text>-</number:text>
      <number:number number:decimal-places="6" number:min-decimal-places="6" number:min-integer-digits="1" number:grouping="true"/>
      <style:map style:condition="value()&gt;=0" style:apply-style-name="N145P0"/>
    </number:number-style>
    <number:number-style style:name="N14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decimal-places="1" number:min-integer-digits="1" number:grouping="true"/>
      <number:text>%</number:text>
    </number:percentage-style>
    <number:percentage-style style:name="N151P0" style:volatile="true">
      <number:number number:decimal-places="1" number:min-decimal-places="1" number:min-integer-digits="1" number:grouping="true"/>
      <number:text>%</number:text>
    </number:percentage-style>
    <number:percentage-style style:name="N151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51P0"/>
    </number:percentage-style>
    <number:time-style style:name="N152">
      <number:minutes number:style="long"/>
      <number:text>:</number:text>
      <number:seconds number:style="long" number:decimal-places="1"/>
    </number:time-style>
    <number:number-style style:name="N156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6" number:min-decimal-places="6" number:min-integer-digits="1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3" number:min-decimal-places="3" number:min-integer-digits="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percentage-style style:name="N163">
      <number:number number:decimal-places="3" number:min-decimal-places="3" number:min-integer-digits="1"/>
      <number:text>%</number:text>
    </number:percentage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6">
      <number:number number:decimal-places="1" number:min-decimal-places="1" number:min-integer-digits="1" number:grouping="true"/>
    </number:number-style>
    <number:number-style style:name="N167P0" style:volatile="true">
      <number:number number:decimal-places="1" number:min-decimal-places="1" number:min-integer-digits="1" number:grouping="true"/>
    </number:number-style>
    <number:number-style style:name="N167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67P0"/>
    </number:number-style>
    <number:number-style style:name="N168">
      <number:number number:decimal-places="4" number:min-decimal-places="4" number:min-integer-digits="1" number:grouping="true"/>
    </number:number-style>
    <number:number-style style:name="N169P0" style:volatile="true">
      <number:number number:decimal-places="4" number:min-decimal-places="4" number:min-integer-digits="1" number:grouping="true"/>
    </number:number-style>
    <number:number-style style:name="N169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69P0"/>
    </number:number-style>
    <number:date-style style:name="N17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71">
      <number:number number:decimal-places="0" number:min-decimal-places="0" number:min-integer-digits="7"/>
    </number:number-style>
    <number:percentage-style style:name="N172P0" style:volatile="true">
      <number:number number:decimal-places="2" number:min-decimal-places="2" number:min-integer-digits="1"/>
      <number:text>%</number:text>
    </number:percentage-style>
    <number:percentage-style style:name="N17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72P0"/>
    </number:percentage-style>
    <number:number-style style:name="N173">
      <number:number number:decimal-places="5" number:min-decimal-places="5" number:min-integer-digits="1"/>
    </number:number-style>
    <number:number-style style:name="N177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78">
      <number:number number:decimal-places="1" number:min-decimal-places="1" number:min-integer-digits="1"/>
      <number:text>%</number:text>
    </number:percentage-style>
    <number:percentage-style style:name="N179P0" style:volatile="true">
      <number:number number:decimal-places="1" number:min-decimal-places="1" number:min-integer-digits="1"/>
      <number:text>%</number:text>
    </number:percentage-style>
    <number:percentage-style style:name="N179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79P0"/>
    </number:percentage-style>
    <number:time-style style:name="N180">
      <number:minutes number:style="long"/>
      <number:text>:</number:text>
      <number:seconds number:style="long"/>
    </number:time-style>
    <number:number-style style:name="N181">
      <number:number number:decimal-places="3" number:min-decimal-places="3" number:min-integer-digits="1" number:grouping="true"/>
    </number:number-style>
    <number:number-style style:name="N182P0" style:volatile="true">
      <number:number number:decimal-places="3" number:min-decimal-places="3" number:min-integer-digits="1" number:grouping="true"/>
    </number:number-style>
    <number:number-style style:name="N18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82P0"/>
    </number:number-style>
    <number:number-style style:name="N183">
      <number:number number:decimal-places="3" number:min-decimal-places="3" number:min-integer-digits="0" number:grouping="true"/>
    </number:number-style>
    <number:number-style style:name="N184">
      <number:number number:decimal-places="4" number:min-decimal-places="4" number:min-integer-digits="0" number:grouping="true"/>
    </number:number-style>
    <number:number-style style:name="N185">
      <number:number number:decimal-places="9" number:min-decimal-places="9" number:min-integer-digits="1"/>
    </number:number-style>
    <number:number-style style:name="N186">
      <number:number number:decimal-places="1" number:min-decimal-places="1" number:min-integer-digits="1"/>
    </number:number-style>
    <number:number-style style:name="N187P0" style:volatile="true">
      <number:number number:decimal-places="1" number:min-decimal-places="1" number:min-integer-digits="1"/>
    </number:number-style>
    <number:number-style style:name="N187">
      <style:text-properties fo:color="#ff0000"/>
      <number:text>-</number:text>
      <number:number number:decimal-places="1" number:min-decimal-places="1" number:min-integer-digits="1"/>
      <style:map style:condition="value()&gt;=0" style:apply-style-name="N187P0"/>
    </number:number-style>
    <number:number-style style:name="N188P0" style:volatile="true">
      <number:number number:decimal-places="2" number:min-decimal-places="2" number:min-integer-digits="1" number:grouping="true"/>
    </number:number-style>
    <number:number-style style:name="N18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number number:decimal-places="6" number:min-decimal-places="6" number:min-integer-digits="1" number:grouping="true"/>
    </number:number-style>
    <number:number-style style:name="N189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89P0"/>
    </number:number-style>
    <number:currency-style style:name="N191P0" style:volatile="true">
      <number:number number:decimal-places="0" number:min-decimal-places="0" number:min-integer-digits="1" number:grouping="true"/>
      <number:text> </number:text>
      <number:currency-symbol>USD</number:currency-symbol>
    </number:currency-style>
    <number:currency-style style:name="N191">
      <number:text>-</number:text>
      <number:number number:decimal-places="0" number:min-decimal-places="0" number:min-integer-digits="1" number:grouping="true"/>
      <number:text> </number:text>
      <number:currency-symbol>USD</number:currency-symbol>
      <style:map style:condition="value()&gt;=0" style:apply-style-name="N191P0"/>
    </number:currency-style>
    <number:number-style style:name="N192P0" style:volatile="true">
      <number:number number:decimal-places="0" number:min-decimal-places="0" number:min-integer-digits="1"/>
    </number:number-style>
    <number:number-style style:name="N192">
      <style:text-properties fo:color="#ff0000"/>
      <number:text>-</number:text>
      <number:number number:decimal-places="0" number:min-decimal-places="0" number:min-integer-digits="1"/>
      <style:map style:condition="value()&gt;=0" style:apply-style-name="N192P0"/>
    </number:number-style>
    <number:number-style style:name="N193">
      <number:number number:decimal-places="0" number:min-decimal-places="0" number:min-integer-digits="0" number:grouping="true"/>
    </number:number-style>
    <number:number-style style:name="N194">
      <number:number number:decimal-places="4" number:min-decimal-places="4" number:min-integer-digits="1"/>
    </number:number-style>
    <number:percentage-style style:name="N195">
      <number:number number:decimal-places="0" number:min-decimal-places="0" number:min-integer-digits="1" number:grouping="true"/>
      <number:text>%</number:text>
    </number:percentage-style>
    <number:percentage-style style:name="N196P0" style:volatile="true">
      <number:number number:decimal-places="0" number:min-decimal-places="0" number:min-integer-digits="1" number:grouping="true"/>
      <number:text>%</number:text>
    </number:percentage-style>
    <number:percentage-style style:name="N196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96P0"/>
    </number:percentage-style>
    <number:number-style style:name="N197">
      <number:number number:decimal-places="5" number:min-decimal-places="5" number:min-integer-digits="1" number:grouping="true"/>
    </number:number-style>
    <number:number-style style:name="N198P0" style:volatile="true">
      <number:number number:decimal-places="5" number:min-decimal-places="5" number:min-integer-digits="1" number:grouping="true"/>
    </number:number-style>
    <number:number-style style:name="N198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198P0"/>
    </number:number-style>
    <number:currency-style style:name="N200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200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200P0"/>
    </number:currency-style>
    <number:percentage-style style:name="N201">
      <number:number number:decimal-places="2" number:min-decimal-places="2" number:min-integer-digits="1" number:grouping="true"/>
      <number:text>%</number:text>
    </number:percentage-style>
    <number:percentage-style style:name="N202P0" style:volatile="true">
      <number:number number:decimal-places="2" number:min-decimal-places="2" number:min-integer-digits="1" number:grouping="true"/>
      <number:text>%</number:text>
    </number:percentage-style>
    <number:percentage-style style:name="N202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202P0"/>
    </number:percentage-style>
    <number:time-style style:name="N20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20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07" number:language="ru" number:country="RU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08" number:language="ru" number:country="RU">
      <number:minutes number:style="long"/>
      <number:text>:</number:text>
      <number:seconds number:style="long" number:decimal-places="1"/>
    </number:time-style>
    <number:time-style style:name="N10109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10" number:language="ru" number:country="RU">
      <number:minutes number:style="long"/>
      <number:text>:</number:text>
      <number:seconds number:style="long"/>
    </number:time-style>
    <number:number-style style:name="N10114P0" style:volatile="true" number:language="ru" number:country="RU">
      <number:text> </number:text>
      <number:number number:decimal-places="2" number:min-decimal-places="2" number:min-integer-digits="1" number:grouping="true"/>
      <number:text>р. </number:text>
    </number:number-style>
    <number:number-style style:name="N10114P1" style:volatile="true" number:language="ru" number:country="RU">
      <number:text>-</number:text>
      <number:number number:decimal-places="2" number:min-decimal-places="2" number:min-integer-digits="1" number:grouping="true"/>
      <number:text>р. </number:text>
    </number:number-style>
    <number:number-style style:name="N10114P2" style:volatile="true" number:language="ru" number:country="RU">
      <number:text>-</number:text>
      <number:number number:decimal-places="0" number:min-decimal-places="0" number:min-integer-digits="0"/>
      <number:text>р. </number:text>
    </number:number-style>
    <number:text-style style:name="N10114" number:language="ru" number:country="RU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8P0" style:volatile="true" number:language="ru" number:country="RU">
      <number:text> </number:text>
      <number:number number:decimal-places="2" number:min-decimal-places="2" number:min-integer-digits="1" number:grouping="true"/>
      <number:text>    </number:text>
    </number:number-style>
    <number:number-style style:name="N10118P1" style:volatile="true" number:language="ru" number:country="RU">
      <number:text>-</number:text>
      <number:number number:decimal-places="2" number:min-decimal-places="2" number:min-integer-digits="1" number:grouping="true"/>
      <number:text>    </number:text>
    </number:number-style>
    <number:number-style style:name="N10118P2" style:volatile="true" number:language="ru" number:country="RU">
      <number:text>-</number:text>
      <number:number number:decimal-places="0" number:min-decimal-places="0" number:min-integer-digits="0"/>
      <number:text>    </number:text>
    </number:number-style>
    <number:text-style style:name="N10118" number:language="ru" number:country="RU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ru" number:country="RU">
      <number:text> </number:text>
      <number:number number:decimal-places="0" number:min-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number:number number:decimal-places="0" number:min-decimal-places="0" number:min-integer-digits="1" number:grouping="true"/>
      <number:text>р. </number:text>
    </number:number-style>
    <number:number-style style:name="N10122P2" style:volatile="true" number:language="ru" number:country="RU">
      <number:text> -р. </number:text>
    </number:number-style>
    <number:text-style style:name="N10122" number:language="ru" number:country="R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ru" number:country="RU">
      <number:text> </number:text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ru" number:country="RU">
      <number:text> -    </number:text>
    </number:number-style>
    <number:text-style style:name="N10126" number:language="ru" number:country="RU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8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1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32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32P0"/>
    </number:number-style>
    <number:date-style style:name="N10133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0134" number:language="ru" number:country="RU">
      <number:hours/>
      <number:text>:</number:text>
      <number:minutes number:style="long"/>
      <number:text>:</number:text>
      <number:seconds number:style="long"/>
    </number:time-style>
    <number:time-style style:name="N10135" number:language="ru" number:country="RU">
      <number:hours/>
      <number:text>:</number:text>
      <number:minutes number:style="long"/>
    </number:time-style>
    <number:time-style style:name="N1013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ru" number:country="RU">
      <number:hours/>
      <number:text>:</number:text>
      <number:minutes number:style="long"/>
      <number:text> </number:text>
      <number:am-pm/>
    </number:time-style>
    <number:date-style style:name="N10138" number:language="ru" number:country="RU">
      <number:month number:textual="true"/>
      <number:text>.</number:text>
      <number:year/>
    </number:date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1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1P0"/>
    </number:number-style>
    <number:number-style style:name="N1014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2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2P0"/>
    </number:number-style>
    <number:number-style style:name="N10144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44P0"/>
    </number:number-style>
    <number:number-style style:name="N10145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45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45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09:24:49.93</meta:creation-date>
    <dc:date>2024-01-03T17:37:51.862806086</dc:date>
    <meta:editing-duration>P1DT20H26M32S</meta:editing-duration>
    <meta:editing-cycles>1232</meta:editing-cycles>
    <meta:generator>LibreOffice/7.4.7.2$Linux_X86_64 LibreOffice_project/40$Build-2</meta:generator>
    <meta:document-statistic meta:table-count="3" meta:cell-count="635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Dim collection As new Collection
	Dim item As Integer
	Dim i As Integer
	Dim averagePrice As Double
	
	schet = "ИИС"
	last_pos = 0
	last_ticker = ""
	' Старотвая позиция исходных данных
	i = 35
	' Стартовая позиция выходных данных
	j = 2
	
	' получаем текущий документ
	doc = ThisComponent
	' получаем лист main
	sheet_main = doc.sheets.getByName("main")

	volume_last = 0
	oversize_pos = 0
	
	' основной цикл по всем данным		
	Do
		find = false
		find2 = false
		size = 0
		volume = 0.0

		If last_pos &lt;&gt; 0 Then
			i = last_pos
		End If
								
		For Each item In collection
			If item = i Then
				i = i + 1			
			End If
		Next item
		
		tickerS = getTicker(sheet_main, "F", i)			

		operationS = getOperation(sheet_main, "G", i)
		lot = getLot(doc, sheet_main, i)
			
		' записать в ячейку D время начала сделки
		setValue(sheet_main, j, "D", getTime(sheet_main, "C", i))
		
		' записать в ячейку E операцию купля/продажа
		setString(sheet_main, j, "E", operationS)
		' записать в ячейку F Инструмент
		setString(sheet_main, j, "F", tickerS)
		' записать в ячейку G Лотность
		setValue(sheet_main, j, "G", lot)
					
		Do
			ticker = getTicker(sheet_main, "F",  i)
			next_ticker = getTicker(sheet_main, "F", i + 1)
			operation = getOperation(sheet_main, "G", i)
			next_operation = getOperation(sheet_main, "G", i + 1)

			If tickerS = ticker AND operationS = operation Then
				' количество
				size = size + getValue(sheet_main, "J", i)
				' объем
				volume = volume + getValue(sheet_main, "K", i)
				collection.add(i)
				If oversize_pos = i Then
					size = size + size_last
					volume = volume + volume_last
				End If

			End If
				
			If ((tickerS = ticker AND operationS &lt;&gt; operation) OR (tickerS &lt;&gt; next_ticker) OR (ticker &lt;&gt; next_ticker) OR (tickerS = next_ticker AND operationS &lt;&gt; next_operation)) AND find = False Then
				find = True
				last_pos = i + 1
				last_ticker = next_ticker
			End If
			
			i = i + 1
		Loop Until tickerS = next_ticker AND operationS &lt;&gt; next_operation
		
		' записать в ячейку H Колчество
		setValue(sheet_main, j, "H", size)
		' Средняя цена начальной сделки
		averagePrice = volume / size / lot
		' Записываем в ячейку I среднюю цену начала сделки
		setValue(sheet_main, j, "I", getFormatPrice(averagePrice))
		
		size_2 = 0
		volume_2 = 0.0

		REM ВТОРАЯ ЧАСТЬ СДЕЛКИ
		
		Do		
			ticker = getTicker(sheet_main, "F", i)
			operation = getOperation(sheet_main, "G", i)
			next_ticker = getTicker(sheet_main, "F", i + 1)
			next_operation = getOperation(sheet_main, "G", i + 1)
			
			last_vol_2 = getValue(sheet_main, "K", i)
			last_size_2 = getValue(sheet_main, "J", i)
			If tickerS = ticker AND operationS &lt;&gt; operation Then
				' количество
				size_2 = size_2 + last_size_2
				' объем
				volume_2 = volume_2 + last_vol_2
				collection.add(i)
			End If
			
			If size_2 &gt; size Then
				size_last = size_2 - size
				vol = volume_2 - last_vol_2
				size_ost = last_size_2 - size_last
				volume_ost = size_ost * last_vol_2 / last_size_2
				volume_2 = vol + volume_ost
				volume_last = last_vol_2 - volume_ost
								
				size_2 = size_2 - size_last

				oversize_pos = i + 1
				
				For Each item In collection
					If item = i Then
						collection.Remove 1
						Exit For
					End If
				Next item
				
			End If
					
			If  ((ticker &lt;&gt; next_ticker) OR (tickerS = next_ticker AND operation = next_operation AND size = size_2)) AND find2 = False Then
				find2 = True
				last_pos = i + 1
				last_ticker = next_ticker
			End If

			i = i + 1
		Loop Until size_2 &gt;= size
		
		' записать в ячейку R время окончаение сделки
		setValue(sheet_main, j, "R", getTime(sheet_main, "C", i - 1))
		' Средняя цена конечной сделки
		averagePrice = volume_2 / size_2 / lot
		' Записываем в ячейку S среднюю цену окончания сделки
		setValue(sheet_main, j, "S",getFormatPrice(averagePrice))
		' записываем в ячейку A день недели
		setString(sheet_main, j, "A", getWeekDay())
		' записываем в ячейку B тип счета
		setString(sheet_main, j, "B", schet)
		' записываем в ячейку C текущую дату
		setValue(sheet_main, j, "C", Date)
		' записываем в ячейку Q текущую дату
		setValue(sheet_main, j, "Q", Date)
		' записываем в ячейку K плечо
		setValue(sheet_main, j, "K", getLeverage(doc, sheet_main, tickerS, operationS, i - 1))
		' записываем в ячейку J формулу =(H2*I2*G2)*0,0004
		setFormula(sheet_main, j, "J", "=(H" + j + "*I" + j + "*G" + j + ")*0.0004")
		' записываем в ячейку L формулу =(H2*G2*I2)*K2
		setFormula(sheet_main, j, "L", "=(H" + j + "*G" + j + "*I" + j + ")*K" + j)
		' записываем в ячейку M формулу =H2*G2*I2
		setFormula(sheet_main, j, "M", "=H" + j + "*G" + j + "*I" + j)
		' записываем в ячейку P формулу =R2-D2
		setFormula(sheet_main, j, "P", "=R" + j + "-D" + j)
		' записываем в ячейку T формулу =U2*0,0004
		setFormula(sheet_main, j, "T", "=U" + j + "*0.0004")
		' записываем в ячейку U формулу =S2*H2*G2
		setFormula(sheet_main, j, "U", "=S" + j + "*H" + j + "*G" + j)
		' записываем в ячейку V формулу 
		setFormula(sheet_main, j, "V", getFormulaV(operationS, j))
		' записываем в ячейку W формулу 
		setFormula(sheet_main, j, "W", getFormulaW(operationS, j))
		setFormatValue(sheet_main, j, "W")
		' записываем в ячейку X формулу
		setFormula(sheet_main, j, "X", getFormulaX(operationS, j))
		' записываем в ячейку Y формулу =X2/L2
		setFormula(sheet_main, j, "Y", "=X" + j + "/L" + j)
		' записываем в ячейку Z формулу =(X2/(L2))
		setFormula(sheet_main, j, "Z", "=(X" + j + "/(L" + j + "))")
		' записываем в ячейку AA формулу
		setFormula(sheet_main, j, "AA", getFormulaAA(operationS, j))
		' записываем в ячейку AB формулу =Q2-C2
		setFormula(sheet_main, j, "AB", "=Q" + j + "-C" + j)
		
		j = j + 1
	Loop While getTicker(sheet_main, "F", i) &lt;&gt; ""  		

	REM Сохранить документ
	'SaveDoc (oDoc)
	'Закрываем файл, если это необходимо
	'oDoc.close(true)
End Sub

' Получить значение строки
Function getString(sheet, rng, i)
	cell = sheet.getCellRangeByName(rng + i)
	getString = cell.String
End Function

' Получить значение
Function getValue(sheet, rng, i)
	cell = sheet.getCellRangeByName(rng + i)
	getValue = cell.Value
End Function

' Время
Function getTime(sheet, rng, i)
	time_s = getString(sheet, rng, i)
	getTime = getTimeFormat(time_s)
End Function

' формат время
Function getTimeFormat(time_s)
	If Mid(time_s, 2, 1) = ":" Then
		time_s = "0" + time_s
	End If
	hh = Left(time_s, 2)
	mm = Mid(time_s, 4, 2)
	ss = Right(time_s, 2)
	getTimeFormat = TimeSerial(hh, mm, ss)
End Function

' Инструмент
Function getTicker(sheet, rng, i)
	ticker = getString(sheet, rng, i)
	getTicker = getTickerName(ticker)
End Function

Function getTickerName(ticker)
	If ticker &lt;&gt; "" Then
		end_str = InStr(1, ticker, "[")
		getTickerName = Left(ticker, end_str - 2)
	Else
		getTickerName = ""
	End If
End Function

' Операция
Function getOperation(sheet, rng, i)
	operation = getString(sheet, rng, i)
	If operation = "Продажа" Then
		'продажа
		getOperation = "Ш"
	Else
		'покупка
		getOperation = ""
	End If
End Function

' Получить размер лота
Function getLot(doc, sheet_main, i)
	sheet_lot = doc.sheets.getByName("lotness")
	ticker = getTicker(sheet_main, "F", i)
	ticker_lot = ""
	Dim size As Integer
	count = 2
	find = False
	Do
		If ticker_lot = ticker Then
			find = True
			count = count - 1
			getLot = sheet_lot.getCellRangeByName("B" + count).Value
			Exit Do
		End If
		ticker_lot = sheet_lot.getCellRangeByName("A" + count).String
		count = count + 1
	Loop While ticker_lot &lt;&gt; ""
	' не нашли тикер в спавочнике лотности, устанавливаем лотность равную 1
	If find = False Then
		getLot = 1
	End If
End Function

' Получить размер плеча
Function getLeverage(doc, sheet_main, ticker, operation, i)
	sheet_leverage = doc.sheets.getByName("leverage")
	ticker_leverage = ""
	Dim size As Integer
	count = 2
	find = False
	Do
		If ticker_leverage = ticker Then
			find = True
			count = count - 1
			If operation = "Ш" Then
				leverage = sheet_leverage.getCellRangeByName("C" + count).Value
				If leverage = 0 Then
					leverage = 1
				End If
				getLeverage = leverage
			Else
				leverage = sheet_leverage.getCellRangeByName("B" + count).Value
				If leverage = 0 Then
					leverage = 1
				End If
				getLeverage = leverage				
			End If
			Exit Do
		End If
		ticker_leverage = sheet_leverage.getCellRangeByName("A" + count).String
		count = count + 1
	Loop While ticker_leverage &lt;&gt; ""
	' не нашли тикер в спавочнике лотности, устанавливаем лотность равную 1
	If find = False Then
		getLeverage = 1
	End If
End Function



' Записать текстовое значение в ячейку
Function setString(sheet, j, rng, str)
	cell = sheet.getCellRangeByName(rng + j)
	cell.String = str
End Function

' Записать значение в ячейку
Function setValue(sheet, j, rng, val)
	cell = sheet.getCellRangeByName(rng + j)
	cell.Value = val
End Function

' Записать в ячейку целое значение 
Function setFormatValue(sheet, j, rng)
	cell = sheet.getCellRangeByName(rng + j)
	cell.NumberFormat = 1
End Function


' Записать формулу в ячейку
Function setFormula(sheet, j, rng, formula)
	cell = sheet.getCellRangeByName(rng + j)
	cell.Formula = formula
End Function


' получаем день недели
Function getWeekDay()
	Dim MyDate As Date
	Dim MyWeekday As String
	
	MyDate = Date
	
	Select Case WeekDay(MyDate)
		case 1
			MyWeekday = "вс"
		case 2
			MyWeekday = "пн"
		case 3
			MyWeekday = "вт"
		case 4
			MyWeekday = "ср"
		case 5
			MyWeekday = "чт"
		case 6
			MyWeekday = "пт"
		case 7
			MyWeekday = "сб"
	End Select
	getWeekDay = MyWeekday
End Function

' средняя цена c округлением
Function getFormatPrice(averagePrice)
		If averagePrice &gt; 1 Then
			' 3 знака после запятой
			getFormatPrice = Int(averagePrice*1000)/1000
		Else
			' 6 знаков после запятой
			getFormatPrice = Int(averagePrice*1000000)/1000000
		End If
End Function


' сделать формулу в ячейку V
Function getFormulaV(operation, j)
	If operation = "Ш" Then
		' =M2-U2
		getFormulaV = "=M" + j + "-U" + j
	Else
		' =U3-M3
		getFormulaV = "=U" + j + "-M" + j
	End If
End Function

' сделать формулу в ячейку W
Function getFormulaW(operation, j)
	If operation = "Ш" Then
		' =0,09*M2*(1-K2)/365*AB2
		getFormulaW = "=0.09*M" + j + "*(1-K" + j + ")/365*AB" + j
	Else
		' =0,115*(M2*(1-K2))/365*AB2
		getFormulaW = "=0.115*(M" + j + "*(1-K" + j + "))/365*AB" + j
	End If
End Function

' сделать формулу в ячейку X
Function getFormulaX(operation, j)
	If operation = "Ш" Then
		' =V2-J2-T2-W2
		getFormulaX = "=V" + j + "-J" + j + "-T" + j + "-W" + j
	Else
		' =U3-T3-M3-W3-J3
		getFormulaX = "=U" + j + "-T" + j + "-M" + j + "-W" + j + "-J" + j
	End If
End Function

' сделать формулу в ячейку AA
Function getFormulaAA(operation, j)
	If operation = "Ш" Then
		' =(I2-S2)/I2
		getFormulaAA = "=(I" + j + "-S" + j + ")/I" + j
	Else
		' =(S3-I3)/I3
		getFormulaAA = "=(S" + j + "-I" + j + ")/I" + j
	End If
End Function


Function SaveDoc(ByVal Doc As Object)

	' Проверяем, если документ был изменен или открыт с опцией Только для чтения
	If (Doc.isModified) Then
		If (Doc.hasLocation And (Not Doc.isReadOnly)) Then
			' То сохраняем изменения
			Doc.store()
		Else
			' Иначе сохраняем документ под существующим URL
			Doc.storeAsURL(URL, Dummy())
		End If
	End If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